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55365" officeooo:paragraph-rsid="00055365" style:font-weight-asian="bold" style:font-weight-complex="bold"/>
    </style:style>
    <style:style style:name="P2" style:family="paragraph" style:parent-style-name="Standard">
      <style:text-properties style:font-name="Liberation Serif" fo:font-weight="normal" officeooo:rsid="00055365" officeooo:paragraph-rsid="00055365" style:font-weight-asian="normal" style:font-weight-complex="normal"/>
    </style:style>
    <style:style style:name="P3" style:family="paragraph" style:parent-style-name="Standard">
      <style:text-properties style:font-name="Liberation Serif" fo:font-weight="bold" officeooo:rsid="00055365" officeooo:paragraph-rsid="00065473" style:font-weight-asian="bold" style:font-weight-complex="bold"/>
    </style:style>
    <style:style style:name="P4" style:family="paragraph" style:parent-style-name="Text_20_body">
      <style:text-properties style:font-name="Liberation Serif" fo:font-weight="bold" officeooo:rsid="00055365" officeooo:paragraph-rsid="00065473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055365" officeooo:paragraph-rsid="00055365" style:font-weight-asian="bold" style:font-weight-complex="bold"/>
    </style:style>
    <style:style style:name="P6" style:family="paragraph" style:parent-style-name="Standard">
      <style:text-properties style:font-name="Liberation Serif" fo:font-weight="bold" officeooo:paragraph-rsid="00040952" style:font-weight-asian="bold" style:font-weight-complex="bold"/>
    </style:style>
    <style:style style:name="P7" style:family="paragraph" style:parent-style-name="Standard">
      <style:text-properties style:font-name="Liberation Serif" fo:font-weight="bold" officeooo:paragraph-rsid="00055365" style:font-weight-asian="bold" style:font-weight-complex="bold"/>
    </style:style>
    <style:style style:name="P8" style:family="paragraph" style:parent-style-name="Standard">
      <style:text-properties style:font-name="Liberation Serif" officeooo:paragraph-rsid="00055365"/>
    </style:style>
    <style:style style:name="P9" style:family="paragraph" style:parent-style-name="Standard">
      <style:text-properties style:font-name="Liberation Serif" officeooo:paragraph-rsid="00040952"/>
    </style:style>
    <style:style style:name="P10" style:family="paragraph" style:parent-style-name="Standard">
      <style:text-properties style:font-name="Liberation Serif" officeooo:rsid="00055365" officeooo:paragraph-rsid="00055365"/>
    </style:style>
    <style:style style:name="P11" style:family="paragraph" style:parent-style-name="Standard">
      <style:text-properties officeooo:paragraph-rsid="00065473"/>
    </style:style>
    <style:style style:name="P12" style:family="paragraph" style:parent-style-name="Standard">
      <style:text-properties style:font-name="Liberation Serif" fo:font-weight="bold" officeooo:paragraph-rsid="00055365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font-weight="bold" officeooo:rsid="00055365" officeooo:paragraph-rsid="00065473" style:font-weight-asian="bold" style:font-weight-complex="bold"/>
    </style:style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4">
      <style:paragraph-properties fo:margin-top="0cm" fo:margin-bottom="0cm" style:contextual-spacing="false"/>
    </style:style>
    <style:style style:name="P24" style:family="paragraph" style:parent-style-name="Text_20_body" style:list-style-name="L15">
      <style:paragraph-properties fo:margin-top="0cm" fo:margin-bottom="0cm" style:contextual-spacing="false"/>
    </style:style>
    <style:style style:name="P25" style:family="paragraph" style:parent-style-name="Text_20_body" style:list-style-name="L16">
      <style:paragraph-properties fo:margin-top="0cm" fo:margin-bottom="0cm" style:contextual-spacing="false"/>
    </style:style>
    <style:style style:name="P26" style:family="paragraph" style:parent-style-name="Text_20_body" style:list-style-name="L17"/>
    <style:style style:name="T1" style:family="text">
      <style:text-properties officeooo:rsid="0005536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5365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065473" style:font-weight-asian="normal" style:font-weight-complex="normal"/>
    </style:style>
    <style:style style:name="T8" style:family="text">
      <style:text-properties style:font-name="Liberation Serif" officeooo:rsid="0006a9a3"/>
    </style:style>
    <style:style style:name="T9" style:family="text">
      <style:text-properties style:font-name="Liberation Serif" officeooo:rsid="00088c96"/>
    </style:style>
    <style:style style:name="T10" style:family="text">
      <style:text-properties style:font-name="Liberation Serif" officeooo:rsid="000a5449"/>
    </style:style>
    <style:style style:name="T11" style:family="text">
      <style:text-properties officeooo:rsid="0006a9a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) Indica si los siguientes identificadores de variables en Java serían válidos, justifica tu respuesta.</text:p>
      <text:p text:style-name="P8"><text:tab/>a) double: <text:span text:style-name="T1">No es válido por ser palabra reservada en Java.</text:span></text:p>
      <text:p text:style-name="P9"><text:tab/>b) <text:span text:style-name="T2">horaactual: </text:span><text:span text:style-name="T3">No es válido porque no se puede comenzar un identificador con ‘/’</text:span></text:p>
      <text:p text:style-name="P9"><text:tab/>c) $hora: <text:span text:style-name="T1">Válido, aunque creo que no se usa mucho.</text:span></text:p>
      <text:p text:style-name="P9"><text:tab/>d) _hora: <text:span text:style-name="T1">Válido.</text:span></text:p>
      <text:p text:style-name="P9"><text:tab/>e) 5hora: <text:span text:style-name="T1">No es válido comenzar con un dígito.</text:span></text:p>
      <text:p text:style-name="P9"/>
      <text:p text:style-name="P6">2) Explica razonadamente los tipos de datos más adecuados para almacenar los siguientes elementos.</text:p>
      <text:p text:style-name="P9"><text:tab/>a) Número de teléfono : <text:span text:style-name="T1">O int o String si tiene caracteres tipo +, guiones...</text:span></text:p>
      <text:p text:style-name="P9"><text:tab/>b) Precio de un artículo: <text:span text:style-name="T1">double por los decimales.</text:span></text:p>
      <text:p text:style-name="P9"><text:tab/>c) Estado de un pedido: <text:span text:style-name="T1">String, aunque como estará en un rango de valores como ‘Recibido’ o ‘Devolución iniciada’ se podría usar enum.</text:span></text:p>
      <text:p text:style-name="P9"><text:tab/>d) Edad de un cliente: <text:span text:style-name="T1">int porque es un número y no se suelen usar decimales.</text:span></text:p>
      <text:p text:style-name="P9"><text:tab/>e) Constante de gravitación universal (G) : <text:span text:style-name="T1">double como constante.</text:span></text:p>
      <text:p text:style-name="P9"/>
      <text:p text:style-name="P6">3) Señala y describe el tipo de los literales contenidos en las siguientes sentencias.</text:p>
      <text:p text:style-name="P7"><text:tab/>double r = 2.5; </text:p>
      <text:p text:style-name="P7"><text:tab/>System.out.println("El volumen de la esfera es: " </text:p>
      <text:p text:style-name="P7">+ 4 / 3 * Math.PI * Math.pow(r, 3.0f));</text:p>
      <text:p text:style-name="P8"/>
      <text:p text:style-name="P10">Veo como literales el 2.5 de tipo double como vemos tipado, Math.PI es una constante de tipo double, un string (“El volumen de la esfera es:”), un float en 3.0f y en 4/3 veo dos literales de tipo int, <text:span text:style-name="T11">4 y 3.</text:span></text:p>
      <text:p text:style-name="P10"/>
      <text:p text:style-name="P5">4) Identifica los operadores del siguiente fragmento de código e indica sus tipos.</text:p>
      <text:p text:style-name="P5"/>
      <text:p text:style-name="P5">public static boolean esPrimo(int numero) {</text:p>
      <text:p text:style-name="P5"><text:s text:c="4"/>if (numero &lt;= 1) { // Operador relacional (&lt;=)</text:p>
      <text:p text:style-name="P5"><text:s text:c="8"/>return false;</text:p>
      <text:p text:style-name="P5"><text:s text:c="4"/>}</text:p>
      <text:p text:style-name="P5"><text:s text:c="4"/>for (int i = 2; i &lt;= Math.sqrt(numero); i++) { // Operador de asignación (=), relacional (&lt;=) y aritmético (++ y /)</text:p>
      <text:p text:style-name="P5"><text:s text:c="8"/>if (numero % i == 0) { // Operadores aritmético (%) y relacional (==)</text:p>
      <text:p text:style-name="P5"><text:s text:c="12"/>return false;</text:p>
      <text:p text:style-name="P5"><text:s text:c="8"/>}</text:p>
      <text:p text:style-name="P5"><text:s text:c="4"/>}</text:p>
      <text:p text:style-name="P5"><text:s text:c="4"/>return true;</text:p>
      <text:p text:style-name="P5">}</text:p>
      <text:p text:style-name="P1"><text:span text:style-name="Source_20_Text"><text:span text:style-name="T5"/></text:span></text:p>
      <text:list xml:id="list4025894597" text:style-name="L1">
        <text:list-item>
          <text:p text:style-name="P14"><text:span text:style-name="Source_20_Text"><text:span text:style-name="T6">&lt;=: Operador relacional (comparación).</text:span></text:span></text:p>
        </text:list-item>
        <text:list-item>
          <text:p text:style-name="P13"><text:span text:style-name="Source_20_Text"><text:span text:style-name="T5">%</text:span></text:span><text:span text:style-name="T5">: Operador aritmético (módulo).</text:span></text:p>
        </text:list-item>
      </text:list>
      <text:list xml:id="list2822530288" text:style-name="L2">
        <text:list-item>
          <text:p text:style-name="P15"><text:span text:style-name="Source_20_Text"><text:span text:style-name="T5">==</text:span></text:span><text:span text:style-name="T5">: Operador relacional (igualdad).</text:span></text:p>
        </text:list-item>
      </text:list>
      <text:list xml:id="list2341573993" text:style-name="L3">
        <text:list-item>
          <text:p text:style-name="P16"><text:span text:style-name="Source_20_Text"><text:span text:style-name="T5">= </text:span></text:span><text:span text:style-name="T5">: Operador de asignación.</text:span></text:p>
        </text:list-item>
      </text:list>
      <text:list xml:id="list3701828879" text:style-name="L4">
        <text:list-item>
          <text:p text:style-name="P17"><text:span text:style-name="Source_20_Text"><text:span text:style-name="T5">++</text:span></text:span><text:span text:style-name="T5">: Operador aritmético de incremento.</text:span></text:p>
        </text:list-item>
      </text:list>
      <text:p text:style-name="P2"/>
      <text:p text:style-name="P2"/>
      <text:p text:style-name="P2"/>
      <text:p text:style-name="P2"/>
      <text:p text:style-name="P3"><text:soft-page-break/>5) Teniendo en cuenta que var1, var2, var3 son variables de tipo boolean y están inicializadas a los siguientes valores: var1 = true, var2 = true y var3 = false. Las variables x, y, z son variables numéricas enteras con valores: x = 5, y = -8 y z = 10. Indica el resultado de las siguientes expresiones.</text:p>
      <text:p text:style-name="P3"><text:tab/>a) var1 || var2 &amp;&amp; var3 </text:p>
      <text:p text:style-name="P3"><text:tab/>b) (var2 || !var1 || !var3) &amp;&amp; var1 </text:p>
      <text:p text:style-name="P3"><text:tab/>c) (var1 || var3) &amp;&amp; (var2 &amp;&amp; !var1)</text:p>
      <text:p text:style-name="P3"><text:tab/>d) (x + z == 15) &amp;&amp; (y != 2)</text:p>
      <text:p text:style-name="P3"><text:tab/>e) (x &gt; 3 || y &gt; 3) &amp;&amp; z &lt; -3</text:p>
      <text:p text:style-name="P3"/>
      <text:p text:style-name="P11"><text:span text:style-name="T7"><text:tab/></text:span><text:span text:style-name="Strong_20_Emphasis"><text:span text:style-name="T5">a) </text:span></text:span><text:span text:style-name="Strong_20_Emphasis"><text:span text:style-name="Source_20_Text"><text:span text:style-name="T5">var1 || var2 &amp;&amp; var3</text:span></text:span></text:span><text:span text:style-name="T5">: </text:span><text:span text:style-name="T9">True porque var2 y var3 es false. Luego var1 or false es true.</text:span></text:p>
      <text:list xml:id="list1769230500" text:style-name="L5">
        <text:list-item>
          <text:p text:style-name="P18"><text:span text:style-name="Strong_20_Emphasis"><text:span text:style-name="T5">b) </text:span></text:span><text:span text:style-name="Strong_20_Emphasis"><text:span text:style-name="Source_20_Text"><text:span text:style-name="T5">(var2 || !var1 || !var3) &amp;&amp; var1</text:span></text:span></text:span><text:span text:style-name="T5">. </text:span><text:span text:style-name="T9">True porque del paréntesis de las negaciones acaba habiendo true y var1 es true. True and true es true.</text:span></text:p>
        </text:list-item>
      </text:list>
      <text:list xml:id="list2885192407" text:style-name="L6">
        <text:list-item>
          <text:p text:style-name="P19"><text:span text:style-name="Strong_20_Emphasis"><text:span text:style-name="T5">c) </text:span></text:span><text:span text:style-name="Strong_20_Emphasis"><text:span text:style-name="Source_20_Text"><text:span text:style-name="T5">(var1 || var3) &amp;&amp; (var2 &amp;&amp; !var1)</text:span></text:span></text:span><text:span text:style-name="T5">. </text:span><text:span text:style-name="T9">False porque el paréntesis de la derecha es false.</text:span></text:p>
        </text:list-item>
      </text:list>
      <text:list xml:id="list1075743271" text:style-name="L7">
        <text:list-item>
          <text:p text:style-name="P20"><text:span text:style-name="Strong_20_Emphasis"><text:span text:style-name="T5">d) </text:span></text:span><text:span text:style-name="Strong_20_Emphasis"><text:span text:style-name="Source_20_Text"><text:span text:style-name="T5">(x + z == 15) &amp;&amp; (y != 2)</text:span></text:span></text:span><text:span text:style-name="T5">. </text:span><text:span text:style-name="T10">True porque x + z es 15 e la y no es 2 sino -8. true and true es true.</text:span></text:p>
        </text:list-item>
      </text:list>
      <text:list xml:id="list501532101" text:style-name="L8">
        <text:list-item>
          <text:p text:style-name="P21"><text:span text:style-name="Strong_20_Emphasis"><text:span text:style-name="T5">e) </text:span></text:span><text:span text:style-name="Strong_20_Emphasis"><text:span text:style-name="Source_20_Text"><text:span text:style-name="T5">(x &gt; 3 || y &gt; 3) &amp;&amp; z &lt; -3</text:span></text:span></text:span><text:span text:style-name="T5">. <text:s/></text:span><text:span text:style-name="T10">paréntesis da true. Z no es menor que -3. true and false es false.</text:span></text:p>
        </text:list-item>
      </text:list>
      <text:list xml:id="list2510718043" text:style-name="L9">
        <text:list-header>
          <text:p text:style-name="P22"><text:span text:style-name="Source_20_Text"/></text:p>
        </text:list-header>
      </text:list>
      <text:p text:style-name="P3"/>
      <text:p text:style-name="P3">6) Explica el valor almacenado en cada una de las siguientes variables.</text:p>
      <text:p text:style-name="P3"><text:tab/>a) int n = (int) ‘A’; </text:p>
      <text:p text:style-name="P3"><text:tab/>b) float f = 1.25f * (float)Math.E </text:p>
      <text:p text:style-name="P3"><text:tab/>c) char c = (char) 65;</text:p>
      <text:p text:style-name="P3"><text:tab/>d) char d = (char) ((int) ‘A’ + 1);</text:p>
      <text:p text:style-name="P3"><text:tab/>e) string s = “”;</text:p>
      <text:p text:style-name="P3"/>
      <text:p text:style-name="P4"><text:span text:style-name="Strong_20_Emphasis"><text:tab/>a) </text:span><text:span text:style-name="Strong_20_Emphasis"><text:span text:style-name="Source_20_Text"><text:span text:style-name="T5">int n = (int) 'A'; </text:span></text:span></text:span><text:s/><text:span text:style-name="T4">Valor de </text:span><text:span text:style-name="Source_20_Text"><text:span text:style-name="T6">n</text:span></text:span><text:span text:style-name="T4"> es </text:span><text:span text:style-name="Source_20_Text"><text:span text:style-name="T6">65</text:span></text:span><text:span text:style-name="T4"> (valor Unicode de </text:span><text:span text:style-name="Source_20_Text"><text:span text:style-name="T6">A</text:span></text:span><text:span text:style-name="T4">).</text:span></text:p>
      <text:list xml:id="list1368048633" text:style-name="L14">
        <text:list-item>
          <text:p text:style-name="P23"><text:span text:style-name="Strong_20_Emphasis"><text:span text:style-name="T5">b) </text:span></text:span><text:span text:style-name="Strong_20_Emphasis"><text:span text:style-name="Source_20_Text"><text:span text:style-name="T5">float f = 1.25f * (float)Math.E </text:span></text:span></text:span><text:span text:style-name="T5"><text:s/></text:span><text:span text:style-name="T9">Se multiplica <text:s/>1.25 por el valor de e, que creo que es el número de Euler, o sea 2.71...</text:span></text:p>
        </text:list-item>
      </text:list>
      <text:list xml:id="list994693652" text:style-name="L15">
        <text:list-item>
          <text:p text:style-name="P24"><text:span text:style-name="Strong_20_Emphasis"><text:span text:style-name="T5">c) </text:span></text:span><text:span text:style-name="Strong_20_Emphasis"><text:span text:style-name="Source_20_Text"><text:span text:style-name="T5">char c = (char) 65;</text:span></text:span></text:span><text:span text:style-name="T5">:Valor de </text:span><text:span text:style-name="Source_20_Text"><text:span text:style-name="T5">c</text:span></text:span><text:span text:style-name="T5"> es </text:span><text:span text:style-name="Source_20_Text"><text:span text:style-name="T5">A</text:span></text:span><text:span text:style-name="T5">. </text:span><text:span text:style-name="T8">(La inversa del subejercicio a)</text:span></text:p>
        </text:list-item>
      </text:list>
      <text:list xml:id="list3987923364" text:style-name="L16">
        <text:list-item>
          <text:p text:style-name="P25"><text:span text:style-name="Strong_20_Emphasis"><text:span text:style-name="T5">d) </text:span></text:span><text:span text:style-name="Strong_20_Emphasis"><text:span text:style-name="Source_20_Text"><text:span text:style-name="T5">char d = (char) ((int) 'A' + 1);</text:span></text:span></text:span><text:span text:style-name="T5"> Valor de </text:span><text:span text:style-name="Source_20_Text"><text:span text:style-name="T5">d</text:span></text:span><text:span text:style-name="T5"> es </text:span><text:span text:style-name="Source_20_Text"><text:span text:style-name="T5">B </text:span></text:span><text:span text:style-name="Source_20_Text"><text:span text:style-name="T9">porque si 65+1=66, y 66 en Unicode es B</text:span></text:span></text:p>
        </text:list-item>
      </text:list>
      <text:list xml:id="list3248502047" text:style-name="L17">
        <text:list-item>
          <text:p text:style-name="P26"><text:span text:style-name="Strong_20_Emphasis"><text:span text:style-name="T5">e) </text:span></text:span><text:span text:style-name="Strong_20_Emphasis"><text:span text:style-name="Source_20_Text"><text:span text:style-name="T5">string s = ""; </text:span></text:span></text:span><text:span text:style-name="Source_20_Text"><text:span text:style-name="T5">s</text:span></text:span><text:span text:style-name="T5"> es un </text:span><text:span text:style-name="Source_20_Text"><text:span text:style-name="T5">String</text:span></text:span><text:span text:style-name="T5"> vacío, </text:span><text:span text:style-name="T9">sin caracteres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20:45:55.611192116</meta:creation-date>
    <dc:date>2024-11-11T19:44:33.458895499</dc:date>
    <meta:editing-duration>PT9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692" meta:character-count="3489" meta:non-whitespace-character-count="2777"/>
  </office:meta>
</office:document-meta>
</file>